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Courier" svg:font-family="Courier"/>
    <style:font-face style:name="Courier1" svg:font-family="Courier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83593" draw:fill-color="#76ff03" draw:textarea-horizontal-align="justify" draw:textarea-vertical-align="middle" draw:auto-grow-height="false" fo:min-height="0.25cm" fo:min-width="2.5cm"/>
    </style:style>
    <style:style style:name="gr2" style:family="graphic" style:parent-style-name="standard">
      <style:graphic-properties svg:stroke-color="#283593" draw:fill-color="#76ff03" draw:textarea-horizontal-align="justify" draw:textarea-vertical-align="middle" draw:auto-grow-height="false" fo:min-height="0.25cm" fo:min-width="10cm"/>
    </style:style>
    <style:style style:name="gr3" style:family="graphic" style:parent-style-name="standard">
      <style:graphic-properties svg:stroke-color="#283593" draw:textarea-horizontal-align="justify" draw:textarea-vertical-align="middle" draw:auto-grow-height="false" fo:min-height="0.25cm" fo:min-width="7.5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P1" style:family="paragraph">
      <loext:graphic-properties draw:fill-color="#76ff0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loext:opacity="100%" style:font-name="Courier" fo:font-size="10pt" fo:font-weight="normal" style:font-name-asian="Courier" style:font-size-asian="10pt" style:font-weight-asian="normal" style:font-name-complex="Courier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2.5cm" svg:height="0.25cm" svg:x="9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0.25cm" svg:x="1.5cm" svg:y="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0.25cm" svg:x="1.5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7.5cm" svg:height="0.25cm" svg:x="2.75cm" svg:y="0.7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7.622cm" svg:height="0.353cm" svg:x="0cm" svg:y="0.034cm">
          <draw:text-box>
            <text:p text:style-name="P3"><text:span text:style-name="T1"><text:s text:c="7"/></text:span><text:span text:style-name="T1">ClientHelloInner..ServerHello</text:span></text:p>
          </draw:text-box>
        </draw:frame>
        <draw:frame draw:style-name="gr4" draw:text-style-name="P4" draw:layer="layout" svg:width="15.454cm" svg:height="0.353cm" svg:x="0cm" svg:y="0.422cm">
          <draw:text-box>
            <text:p text:style-name="P3"><text:span text:style-name="T1">0000 - 01 00 00 ee 03 03 d0 c1-d1 ef a3 89 0c c9 0c e4 <text:s text:c="2"/>................</text:span></text:p>
          </draw:text-box>
        </draw:frame>
        <draw:frame draw:style-name="gr4" draw:text-style-name="P4" draw:layer="layout" svg:width="15.454cm" svg:height="0.353cm" svg:x="0cm" svg:y="0.81cm">
          <draw:text-box>
            <text:p text:style-name="P3"><text:span text:style-name="T1">0010 - ec 94 69 6e 6e 65 72 2e-63 6f 6d 00 00 00 84 5d <text:s text:c="2"/>..inner.com....]</text:span></text:p>
          </draw:text-box>
        </draw:frame>
        <draw:frame draw:style-name="gr4" draw:text-style-name="P4" draw:layer="layout" svg:width="15.454cm" svg:height="0.353cm" svg:x="0cm" svg:y="1.198cm">
          <draw:text-box>
            <text:p text:style-name="P3"><text:span text:style-name="T1">0020 - d4 ac 27 6b 57 e8 20 7f-e0 39 7f 03 c8 93 1c 31 <text:s text:c="2"/>..’kW. ..9.....1</text:span></text:p>
          </draw:text-box>
        </draw:frame>
        <draw:frame draw:style-name="gr4" draw:text-style-name="P4" draw:layer="layout" svg:width="15.454cm" svg:height="0.353cm" svg:x="0cm" svg:y="1.586cm">
          <draw:text-box>
            <text:p text:style-name="P3"><text:span text:style-name="T1">0030 - a4 2b 78 46 cd 0f 82 7c-55 5e dc 4b cf 37 2d da <text:s text:c="2"/>.+xF...|U^.K.7-.</text:span></text:p>
          </draw:text-box>
        </draw:frame>
        <draw:frame draw:style-name="gr4" draw:text-style-name="P4" draw:layer="layout" svg:width="15.454cm" svg:height="0.353cm" svg:x="0cm" svg:y="1.974cm">
          <draw:text-box>
            <text:p text:style-name="P3"><text:span text:style-name="T1">0040 - 36 9b 12 7d f2 a6 b8 00-06 13 02 13 03 13 01 01 <text:s text:c="2"/>6..}............</text:span></text:p>
          </draw:text-box>
        </draw:frame>
        <draw:frame draw:style-name="gr4" draw:text-style-name="P4" draw:layer="layout" svg:width="15.454cm" svg:height="0.353cm" svg:x="0cm" svg:y="2.363cm">
          <draw:text-box>
            <text:p text:style-name="P3"><text:span text:style-name="T1">0050 - 00 00 9f 00 0b 00 04 03-00 01 02 00 0a 00 16 00 <text:s text:c="2"/>................</text:span></text:p>
          </draw:text-box>
        </draw:frame>
        <draw:frame draw:style-name="gr4" draw:text-style-name="P4" draw:layer="layout" svg:width="15.454cm" svg:height="0.353cm" svg:x="0cm" svg:y="2.751cm">
          <draw:text-box>
            <text:p text:style-name="P3"><text:span text:style-name="T1">0060 - 14 00 1d 00 17 00 1e 00-19 00 18 01 00 01 01 01 <text:s text:c="2"/>................</text:span></text:p>
          </draw:text-box>
        </draw:frame>
        <draw:frame draw:style-name="gr4" draw:text-style-name="P4" draw:layer="layout" svg:width="15.454cm" svg:height="0.353cm" svg:x="0cm" svg:y="3.139cm">
          <draw:text-box>
            <text:p text:style-name="P3"><text:span text:style-name="T1">0070 - 02 01 03 01 04 00 23 00-00 00 16 00 00 00 17 00 <text:s text:c="2"/>......#.........</text:span></text:p>
          </draw:text-box>
        </draw:frame>
        <draw:frame draw:style-name="gr4" draw:text-style-name="P4" draw:layer="layout" svg:width="15.454cm" svg:height="0.353cm" svg:x="0cm" svg:y="3.527cm">
          <draw:text-box>
            <text:p text:style-name="P3"><text:span text:style-name="T1">0080 - 00 00 0d 00 24 00 22 04-03 05 03 06 03 08 07 08 <text:s text:c="2"/>....$.".........</text:span></text:p>
          </draw:text-box>
        </draw:frame>
        <draw:frame draw:style-name="gr4" draw:text-style-name="P4" draw:layer="layout" svg:width="15.454cm" svg:height="0.353cm" svg:x="0cm" svg:y="3.915cm">
          <draw:text-box>
            <text:p text:style-name="P3"><text:span text:style-name="T1">0090 - 08 08 1a 08 1b 08 1c 08-09 08 0a 08 0b 08 04 08 <text:s text:c="2"/>................</text:span></text:p>
          </draw:text-box>
        </draw:frame>
        <draw:frame draw:style-name="gr4" draw:text-style-name="P4" draw:layer="layout" svg:width="15.454cm" svg:height="0.353cm" svg:x="0cm" svg:y="4.303cm">
          <draw:text-box>
            <text:p text:style-name="P3"><text:span text:style-name="T1">00a0 - 05 08 06 04 01 05 01 06-01 00 2b 00 03 02 03 04 <text:s text:c="2"/>..........+.....</text:span></text:p>
          </draw:text-box>
        </draw:frame>
        <draw:frame draw:style-name="gr4" draw:text-style-name="P4" draw:layer="layout" svg:width="15.454cm" svg:height="0.353cm" svg:x="0cm" svg:y="4.691cm">
          <draw:text-box>
            <text:p text:style-name="P3"><text:span text:style-name="T1">00b0 - 00 2d 00 02 01 01 00 33-00 26 00 24 00 1d 00 20 <text:s text:c="2"/>.-.....3.&amp;.$... </text:span></text:p>
          </draw:text-box>
        </draw:frame>
        <draw:frame draw:style-name="gr4" draw:text-style-name="P4" draw:layer="layout" svg:width="15.454cm" svg:height="0.353cm" svg:x="0cm" svg:y="5.079cm">
          <draw:text-box>
            <text:p text:style-name="P3"><text:span text:style-name="T1">00c0 - 2e fd 0a 32 34 2d 98 5c-13 d4 6f 6e 9d 34 ad 09 <text:s text:c="2"/>...24-.\..on.4..</text:span></text:p>
          </draw:text-box>
        </draw:frame>
        <draw:frame draw:style-name="gr4" draw:text-style-name="P4" draw:layer="layout" svg:width="15.454cm" svg:height="0.353cm" svg:x="0cm" svg:y="5.467cm">
          <draw:text-box>
            <text:p text:style-name="P3"><text:span text:style-name="T1">00d0 - d9 de a2 8a fe 8a d3 0a-82 a0 3d 9a 61 7f b1 4d <text:s text:c="2"/>..........=.a..M</text:span></text:p>
          </draw:text-box>
        </draw:frame>
        <draw:frame draw:style-name="gr4" draw:text-style-name="P4" draw:layer="layout" svg:width="15.454cm" svg:height="0.353cm" svg:x="0cm" svg:y="5.855cm">
          <draw:text-box>
            <text:p text:style-name="P3"><text:span text:style-name="T1">00e0 - 00 00 00 0e 00 0c 00 00-09 6f 75 74 65 72 2e 63 <text:s text:c="2"/>.........outer.c</text:span></text:p>
          </draw:text-box>
        </draw:frame>
        <draw:frame draw:style-name="gr4" draw:text-style-name="P4" draw:layer="layout" svg:width="15.454cm" svg:height="0.353cm" svg:x="0cm" svg:y="6.243cm">
          <draw:text-box>
            <text:p text:style-name="P3"><text:span text:style-name="T1">00f0 - 6f 6d 02 00 00 7a 02 00-00 76 03 03 00 00 00 00 <text:s text:c="2"/>om...z...v......</text:span></text:p>
          </draw:text-box>
        </draw:frame>
        <draw:frame draw:style-name="gr4" draw:text-style-name="P4" draw:layer="layout" svg:width="15.454cm" svg:height="0.353cm" svg:x="0cm" svg:y="6.631cm">
          <draw:text-box>
            <text:p text:style-name="P3"><text:span text:style-name="T1">0100 - 00 00 00 00 00 00 00 00-00 00 00 00 00 00 00 00 <text:s text:c="2"/>................</text:span></text:p>
          </draw:text-box>
        </draw:frame>
        <draw:frame draw:style-name="gr4" draw:text-style-name="P4" draw:layer="layout" svg:width="15.454cm" svg:height="0.353cm" svg:x="0cm" svg:y="7.019cm">
          <draw:text-box>
            <text:p text:style-name="P3"><text:span text:style-name="T1">0110 - 00 00 00 00 d5 6d 58 ed-b6 59 c2 49 20 93 83 cf <text:s text:c="2"/>.....mX..Y.I ...</text:span></text:p>
          </draw:text-box>
        </draw:frame>
        <draw:frame draw:style-name="gr4" draw:text-style-name="P4" draw:layer="layout" svg:width="15.454cm" svg:height="0.353cm" svg:x="0cm" svg:y="7.407cm">
          <draw:text-box>
            <text:p text:style-name="P3"><text:span text:style-name="T1">0120 - 90 c7 f6 b3 5e 7f 53 29-78 7c 65 58 62 7c 55 5e <text:s text:c="2"/>....^.S)x|eXb|U^</text:span></text:p>
          </draw:text-box>
        </draw:frame>
        <draw:frame draw:style-name="gr4" draw:text-style-name="P4" draw:layer="layout" svg:width="15.454cm" svg:height="0.353cm" svg:x="0cm" svg:y="7.795cm">
          <draw:text-box>
            <text:p text:style-name="P3"><text:span text:style-name="T1">0130 - dc 4b cf 37 2d da 36 9b-12 7d f2 a6 b8 13 02 00 <text:s text:c="2"/>.K.7-.6..}......</text:span></text:p>
          </draw:text-box>
        </draw:frame>
        <draw:frame draw:style-name="gr4" draw:text-style-name="P4" draw:layer="layout" svg:width="15.454cm" svg:height="0.353cm" svg:x="0cm" svg:y="8.183cm">
          <draw:text-box>
            <text:p text:style-name="P3"><text:span text:style-name="T1">0140 - 00 2e 00 2b 00 02 03 04-00 33 00 24 00 1d 00 20 <text:s text:c="2"/>...+.....3.$... </text:span></text:p>
          </draw:text-box>
        </draw:frame>
        <draw:frame draw:style-name="gr4" draw:text-style-name="P4" draw:layer="layout" svg:width="15.454cm" svg:height="0.353cm" svg:x="0cm" svg:y="8.571cm">
          <draw:text-box>
            <text:p text:style-name="P3"><text:span text:style-name="T1">0150 - 61 96 ed 65 9d 85 61 f6-dc 09 bb 8e 68 2d b2 2d <text:s text:c="2"/>a..e..a.....h-.-</text:span></text:p>
          </draw:text-box>
        </draw:frame>
        <draw:frame draw:style-name="gr4" draw:text-style-name="P4" draw:layer="layout" svg:width="15.454cm" svg:height="0.353cm" svg:x="0cm" svg:y="8.959cm">
          <draw:text-box>
            <text:p text:style-name="P3"><text:span text:style-name="T1">0160 - 5b 30 bb 87 7c eb 6c 39-ff a9 4b 6e 41 e4 22 5a <text:s text:c="2"/>[0..|.l9..KnA."Z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Courier" svg:font-family="Courier"/>
    <style:font-face style:name="Courier1" svg:font-family="Courier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IE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5.451cm" fo:page-height="9.2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3T15:10:52.092730108</dc:date>
    <meta:editing-duration>PT37S</meta:editing-duration>
    <meta:editing-cycles>1</meta:editing-cycles>
    <meta:document-statistic meta:object-count="28"/>
    <meta:generator>LibreOffice/7.4.7.2$Linux_X86_64 LibreOffice_project/40$Build-2</meta:generator>
  </office:meta>
</office:document-meta>
</file>